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c433" officeooo:paragraph-rsid="0014c433"/>
    </style:style>
    <style:style style:name="P2" style:family="paragraph" style:parent-style-name="Standard">
      <style:paragraph-properties fo:text-align="start" style:justify-single-word="false"/>
      <style:text-properties officeooo:rsid="0014c433" officeooo:paragraph-rsid="0014c433"/>
    </style:style>
    <style:style style:name="P3" style:family="paragraph" style:parent-style-name="Standard">
      <style:paragraph-properties fo:text-align="start" style:justify-single-word="false"/>
      <style:text-properties officeooo:rsid="0014c433" officeooo:paragraph-rsid="0014c433"/>
    </style:style>
    <style:style style:name="P4" style:family="paragraph" style:parent-style-name="Standard">
      <style:paragraph-properties fo:text-align="start" style:justify-single-word="false"/>
      <style:text-properties officeooo:rsid="00179657" officeooo:paragraph-rsid="001796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 SHOP</text:p>
      <text:p text:style-name="P1"/>
      <text:p text:style-name="P2">The sistem is about a car shop, which contains some itens to be registered as vehicle, sell, client, user, portion.</text:p>
      <text:p text:style-name="P2"/>
      <text:p text:style-name="P2"/>
      <text:p text:style-name="P2"/>
      <text:p text:style-name="P2"/>
      <text:p text:style-name="P2">vehicle: {</text:p>
      <text:p text:style-name="P2"><text:tab/>type: {</text:p>
      <text:p text:style-name="P2"><text:tab/><text:tab/>CAR, BIKE, TRUCK, BUS, OTHER<text:tab/></text:p>
      <text:p text:style-name="P2"><text:tab/>},</text:p>
      <text:p text:style-name="P2"><text:tab/>condition: {</text:p>
      <text:p text:style-name="P2"><text:tab/><text:tab/>NEW, GOOD, DAMAGED, VERY_DAMAGED, WASTE</text:p>
      <text:p text:style-name="P2"><text:tab/>},</text:p>
      <text:p text:style-name="P2"><text:tab/>status: {</text:p>
      <text:p text:style-name="P2"><text:tab/><text:tab/>NEW, USED</text:p>
      <text:p text:style-name="P2"><text:tab/>}</text:p>
      <text:p text:style-name="P2">},</text:p>
      <text:p text:style-name="P2">client: {</text:p>
      <text:p text:style-name="P2"><text:tab/>type: {</text:p>
      <text:p text:style-name="P2"><text:tab/><text:tab/>PF, PJ</text:p>
      <text:p text:style-name="P2"><text:tab/>}</text:p>
      <text:p text:style-name="P2">}</text:p>
      <text:p text:style-name="P2"/>
      <text:p text:style-name="P2"/>
      <text:p text:style-name="P4"><text:a xlink:type="simple" xlink:href="http://www.lightbox.ca/pg2mysql.php" text:style-name="Internet_20_link" text:visited-style-name="Visited_20_Internet_20_Link">http://www.lightbox.ca/pg2mysql.php</text:a> → used to convert postgres.sql to mysql.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20:24:07.452560084</meta:creation-date>
    <dc:date>2018-06-28T21:23:02.628523362</dc:date>
    <meta:editing-duration>PT6M5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62" meta:character-count="364" meta:non-whitespace-character-count="304"/>
  </office:meta>
</office:document-meta>
</file>